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erif" style:font-name-asian="Segoe UI" style:font-name-complex="Tahoma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17" style:family="table-cell" style:parent-style-name="Default">
      <style:text-properties fo:color="#2a6099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’corsheaders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<text:s/>'rest-framework', 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string" calcext:value-type="string">
            <text:p><text:s/>’turisztikailatvanyossagok',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i.szalas.hu/pois/274/original/16300.jp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 debreceni református nagytemplom <text:a xlink:href="https://hu.wikipedia.org/wiki/Debrecen" xlink:type="simple">Debrecen</text:a> legjellegzetesebb épülete, 1500 m²-es alapterületével az ország legnagyobb <text:a xlink:href="https://hu.wikipedia.org/wiki/Kálvinizmus" xlink:type="simple">református</text:a> temploma, ezenkívül a legnagyobb <text:a xlink:href="https://hu.wikipedia.org/wiki/Protestantizmus" xlink:type="simple">protestáns</text:a> templom is az országban. A <text:a xlink:href="https://hu.wikipedia.org/wiki/Magyarországi_Református_Egyház" xlink:type="simple">Magyarországi Református Egyház</text:a> jelképe, miatta nevezik Debrecent gyakran „kálvinista Rómának”. <text:a xlink:href="https://hu.wikipedia.org/wiki/1805" xlink:type="simple">1805</text:a> és <text:a xlink:href="https://hu.wikipedia.org/wiki/1824" xlink:type="simple">1824</text:a> között épült, <text:a xlink:href="https://hu.wikipedia.org/wiki/Klasszicizmus" xlink:type="simple">klasszicista stílusban</text:a>, a Kossuth tér és a Kálvin tér közt áll, a <text:a xlink:href="https://hu.wikipedia.org/wiki/Belváros_(Debrecen)" xlink:type="simple">belvárosban</text:a>. </text:p>
          </table:table-cell>
        </table:table-row>
        <table:table-row table:style-name="ro1">
          <table:table-cell/>
          <table:table-cell office:value-type="string" calcext:value-type="string">
            <text:p>::adatbázi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http://cdn.veddvelem.hu/public/files/images/271812/roma-vatican-buszos-utazas.jp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A Vatikán, hivatalos nevén Vatikánvárosi Állam, gyakran Vatikánváros (<text:a xlink:href="https://hu.wikipedia.org/wiki/Latin_nyelv" xlink:type="simple">latinul</text:a>: Status Civitatis Vaticanae, <text:a xlink:href="https://hu.wikipedia.org/wiki/Olasz_nyelv" xlink:type="simple">olaszul:</text:a> Stato della Città del Vaticano) független városállam, <text:a xlink:href="https://hu.wikipedia.org/wiki/Teokrácia" xlink:type="simple">teokratikus</text:a>, választásos <text:a xlink:href="https://hu.wikipedia.org/wiki/Abszolút_monarchia" xlink:type="simple">abszolút monarchia</text:a><text:a xlink:href="https://hu.wikipedia.org/wiki/Vatikán#cite_note-katlexvatall-2" xlink:type="simple">[2]</text:a><text:a xlink:href="https://hu.wikipedia.org/wiki/Vatikán#cite_note-5" xlink:type="simple">[5]</text:a><text:a xlink:href="https://hu.wikipedia.org/wiki/Vatikán#cite_note-6" xlink:type="simple">[6]</text:a><text:a xlink:href="https://hu.wikipedia.org/wiki/Vatikán#cite_note-szeva-7" xlink:type="simple">[7]</text:a><text:a xlink:href="https://hu.wikipedia.org/wiki/Vatikán#cite_note-oggi-8" xlink:type="simple">[8]</text:a> <text:a xlink:href="https://hu.wikipedia.org/wiki/Európa" xlink:type="simple">Európában</text:a>, az <text:a xlink:href="https://hu.wikipedia.org/wiki/Appennini-félsziget" xlink:type="simple">Appennini-félszigeten</text:a>. A világ legkisebb területű (0,44 km²) és népességű független állama, melyet teljes egészében körülvesz <text:a xlink:href="https://hu.wikipedia.org/wiki/Róma" xlink:type="simple">Róma</text:a> (→ <text:a xlink:href="https://hu.wikipedia.org/wiki/Enklávé_és_exklávé" xlink:type="simple">enklávé</text:a>), <text:a xlink:href="https://hu.wikipedia.org/wiki/Olaszország" xlink:type="simple">Olaszország</text:a> fővárosa.<text:a xlink:href="https://hu.wikipedia.org/wiki/Vatikán#cite_note-katlexvatall-2" xlink:type="simple">[2]</text:a><text:a xlink:href="https://hu.wikipedia.org/wiki/Vatikán#cite_note-stago-9" xlink:type="simple">[9]</text:a> <text:a xlink:href="https://hu.wikipedia.org/wiki/Államfő" xlink:type="simple">Államfője</text:a> a <text:a xlink:href="https://hu.wikipedia.org/wiki/Pápa_(egyházfő)" xlink:type="simple">pápa</text:a> </text:p>
          </table:table-cell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rszag_megnevezes</text:p>
          </table:table-cell>
          <table:table-cell table:style-name="ce16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18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18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8"/>
          <table:table-cell table:style-name="ce17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12"/>
        </table:table-row>
      </table:table>
      <table:table table:name="05 - urls" table:style-name="ta1">
        <table:table-column table:style-name="co1" table:number-columns-repeated="4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django.urls import include </text:p>
          </table:table-cell>
          <table:table-cell/>
        </table:table-row>
        <table:table-row table:style-name="ro1">
          <table:table-cell table:number-columns-repeated="2"/>
          <table:table-cell table:style-name="ce19" office:value-type="string" calcext:value-type="string">
            <text:p>urlpatterns = [ 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path('', include ('turisztikailatvanyossagok.urls')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urisztikailatvanyossagok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. import vie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rlpatterns = [</text:p>
          </table:table-cell>
          <table:table-cell/>
        </table:table-row>
        <table:table-row table:style-name="ro1">
          <table:table-cell table:number-columns-repeated="3"/>
          <table:table-cell table:style-name="ce15" office:value-type="string" calcext:value-type="string">
            <text:p>path('', views.index, name="index"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</table:table>
      <table:table table:name="06 - 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risztikailatvanyossagok → view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jango.shortcuts import render, 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http import HttpResponse, HttpResponse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template import loa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from .forms import OrszagForm, VarosForm </text:p>
          </table:table-cell>
        </table:table-row>
      </table:table>
      <table:table table:name="07 - template" table:style-name="ta1">
        <table:table-column table:style-name="co1" table:default-cell-style-name="Default"/>
        <table:table-row table:style-name="ro1">
          <table:table-cell/>
        </table:table-row>
      </table:table>
      <table:table table:name="08 - serializ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serializers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izers.py</text:p>
          </table:table-cell>
          <table:table-cell office:value-type="string" calcext:value-type="string">
            <text:p>létre kell hozn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from rest_framework import serializ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from .models import Latvanyossa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lass LatvanyossagSelializer(serializers.ModelSerializer)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0" office:value-type="string" calcext:value-type="string">
            <text:p>class Meta:</text:p>
          </table:table-cell>
          <table:table-cell/>
        </table:table-row>
        <table:table-row table:style-name="ro1">
          <table:table-cell table:number-columns-repeated="4"/>
          <table:table-cell table:style-name="ce15" office:value-type="string" calcext:value-type="string">
            <text:p>model = Latvanyossag</text:p>
          </table:table-cell>
        </table:table-row>
        <table:table-row table:style-name="ro1">
          <table:table-cell table:number-columns-repeated="4"/>
          <table:table-cell table:style-name="ce15" office:value-type="string" calcext:value-type="string">
            <text:p>fields = "__all__"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url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 calcext:value-type="string">
            <text:p>path('latvany', views.latvany, name="latvany"), 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view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@api_view(["GET"])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def latvany(request):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/>
          <table:table-cell table:style-name="ce15" office:value-type="string" calcext:value-type="string">
            <text:p>if request.method == "GET": </text:p>
          </table:table-cell>
          <table:table-cell/>
        </table:table-row>
        <table:table-row table:style-name="ro1">
          <table:table-cell table:number-columns-repeated="4"/>
          <table:table-cell table:style-name="ce15" office:value-type="string" calcext:value-type="string">
            <text:p>allLatvany = Latvanyossag.objects.all().order_by("latvanyossagMegnevezes") </text:p>
          </table:table-cell>
        </table:table-row>
        <table:table-row table:style-name="ro1">
          <table:table-cell table:number-columns-repeated="4"/>
          <table:table-cell table:style-name="ce15" office:value-type="string" calcext:value-type="string">
            <text:p>serialized = LatvanyossagSelializer(allLatvany, many = True ) </text:p>
          </table:table-cell>
        </table:table-row>
        <table:table-row table:style-name="ro1">
          <table:table-cell table:number-columns-repeated="4"/>
          <table:table-cell table:style-name="ce15" office:value-type="string" calcext:value-type="string">
            <text:p>return Response(serialized.data) </text:p>
          </table:table-cell>
        </table:table-row>
      </table:table>
      <table:table table:name="weboldal - ertekeles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átveszi a látványosságot</text:p>
          </table:table-cell>
          <table:table-cell/>
          <table:table-cell office:value-type="string" calcext:value-type="string">
            <text:p>Fetch !!!</text:p>
          </table:table-cell>
          <table:table-cell office:value-type="string" calcext:value-type="string">
            <text:p>látványosság id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tekeles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lemeny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zitiv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gativ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ranyitoszam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aros_id</text:p>
          </table:table-cell>
          <table:table-cell office:value-type="string" calcext:value-type="string">
            <text:p>→</text:p>
          </table:table-cell>
          <table:table-cell office:value-type="string" calcext:value-type="string">
            <text:p>látványosság 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00.00.00</text:date>, <text:time style:data-style-name="N2" text:time-value="10:12:22.52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22T19:29:03.631000000</dc:date>
    <meta:editing-duration>P4DT11H32S</meta:editing-duration>
    <meta:editing-cycles>21</meta:editing-cycles>
    <meta:document-statistic meta:table-count="9" meta:cell-count="158" meta:object-count="0"/>
  </office:meta>
</office:document-meta>
</file>